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.5pt" style:font-size-asian="9.5pt" style:font-size-complex="9.5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0.699cm" fo:min-width="3.81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84cm" fo:min-width="2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78cm" fo:min-width="1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27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96cm" fo:min-width="2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884cm" fo:min-width="1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884cm" fo:min-width="2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884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884cm" fo:min-width="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871cm" fo:min-width="1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<draw:custom-shape text:anchor-type="paragraph" draw:z-index="0" draw:name="Фигура1" draw:style-name="gr1" draw:text-style-name="P1" svg:width="4.105cm" svg:height="0.989cm" svg:x="6.265cm" svg:y="-1.325cm"><text:p text:style-name="P1">Начало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Фигура1" draw:style-name="gr1" draw:text-style-name="P1" svg:width="4.105cm" svg:height="0.989cm" svg:x="6.239cm" svg:y="17.501cm"><text:p text:style-name="P1">Конец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2" draw:style-name="gr2" draw:text-style-name="P1" svg:width="3.841cm" svg:height="0.883cm" svg:x="6.336cm" svg:y="0.418cm"><text:p text:style-name="P1">Ввод a,b,c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" draw:name="Фигура3" draw:style-name="gr3" draw:text-style-name="P1" svg:width="2.216cm" svg:height="1.555cm" svg:x="7.26cm" svg:y="2.163cm"><text:p text:style-name="P1">a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Фигура3" draw:style-name="gr3" draw:text-style-name="P1" svg:width="2.216cm" svg:height="1.555cm" svg:x="3.323cm" svg:y="3.75cm"><text:p text:style-name="P1">b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Фигура6" draw:style-name="gr4" svg:width="2.647cm" svg:height="0.828cm" svg:x="11.396cm" svg:y="4.08cm"><text:p>D:=b*b-4*a*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Фигура3" draw:style-name="gr3" draw:text-style-name="P1" svg:width="2.216cm" svg:height="1.555cm" svg:x="11.626cm" svg:y="5.801cm"><text:p text:style-name="P1">D&gt;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7" draw:name="Фигура6" draw:style-name="gr5" draw:text-style-name="P1" svg:width="2.777cm" svg:height="0.96cm" svg:x="5.838cm" svg:y="6.033cm"><text:p text:style-name="P1">x1:=-c/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Фигура3" draw:style-name="gr3" draw:text-style-name="P1" svg:width="2.216cm" svg:height="1.555cm" svg:x="0.808cm" svg:y="5.898cm"><text:p text:style-name="P1">c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9" draw:name="Фигура2" draw:style-name="gr6" draw:text-style-name="P1" svg:width="3.238cm" svg:height="0.883cm" svg:x="-1.3cm" svg:y="8.221cm"><text:p text:style-name="P1">x - любой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" draw:name="Фигура2" draw:style-name="gr7" draw:text-style-name="P1" svg:width="3.301cm" svg:height="0.883cm" svg:x="2.076cm" svg:y="8.188cm"><text:p text:style-name="P1">Решений нет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1" draw:name="Фигура2" draw:style-name="gr8" draw:text-style-name="P2" svg:width="3.306cm" svg:height="0.883cm" svg:x="5.609cm" svg:y="8.223cm"><text:p text:style-name="P1"><text:span text:style-name="T1">x1 — корень</text:span><text:span text:style-name="T1"><text:line-break/></text:span><text:span text:style-name="T1">(линейное ур.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2" draw:name="Фигура6" draw:style-name="gr4" draw:text-style-name="P3" svg:width="2.647cm" svg:height="0.828cm" svg:x="9.278cm" svg:y="8.181cm"><text:p text:style-name="P1"><text:span text:style-name="T2">D = √D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Фигура3" draw:style-name="gr3" draw:text-style-name="P1" svg:width="2.216cm" svg:height="1.555cm" svg:x="14.372cm" svg:y="7.918cm"><text:p text:style-name="P1">D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4" draw:name="Фигура6" draw:style-name="gr4" draw:text-style-name="P1" svg:width="2.647cm" svg:height="0.828cm" svg:x="12.43cm" svg:y="10.008cm"><text:p text:style-name="P1">x1:=-b/(2*a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Фигура2" draw:style-name="gr9" draw:text-style-name="P2" svg:width="2.909cm" svg:height="0.883cm" svg:x="15.57cm" svg:y="9.954cm"><text:p text:style-name="P1"><text:span text:style-name="T1">Мнимые корни 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7" draw:name="Фигура6" draw:style-name="gr4" draw:text-style-name="P5" svg:width="2.647cm" svg:height="0.828cm" svg:x="9.278cm" svg:y="10.008cm"><text:p><text:span text:style-name="T3"><text:s/></text:span><text:span text:style-name="T3">x1 = (-b+D)/(2*a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Фигура6" draw:style-name="gr4" svg:width="2.647cm" svg:height="0.828cm" svg:x="9.278cm" svg:y="11.836cm"><text:p><text:span text:style-name="T3"><text:s/></text:span><text:span text:style-name="T3">x2 = (-b-D)/(2*a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6" draw:name="Фигура2" draw:style-name="gr10" draw:text-style-name="P4" svg:width="3.109cm" svg:height="0.872cm" svg:x="12.155cm" svg:y="11.792cm"><text:p text:style-name="P1"><text:span text:style-name="T3">x1 — корень </text:span></text:p><text:p text:style-name="P1"><text:span text:style-name="T3">(при D = 0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9" draw:name="Фигура2" draw:style-name="gr8" draw:text-style-name="P1" svg:width="3.306cm" svg:height="0.883cm" svg:x="8.782cm" svg:y="13.573cm"><text:p text:style-name="P1">x1, x2 - корни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0" draw:name="Фигура4" draw:style-name="gr11" draw:text-style-name="P1" svg:x1="7.356cm" svg:y1="2.988cm" svg:x2="4.449cm" svg:y2="2.988cm"><text:p/></draw:line><draw:line text:anchor-type="paragraph" draw:z-index="21" draw:name="Фигура4" draw:style-name="gr11" draw:text-style-name="P1" svg:x1="12.658cm" svg:y1="2.921cm" svg:x2="9.476cm" svg:y2="2.921cm"><text:p/></draw:line><draw:line text:anchor-type="paragraph" draw:z-index="22" draw:name="Фигура7" draw:style-name="gr12" draw:text-style-name="P1" svg:x1="4.449cm" svg:y1="2.988cm" svg:x2="4.449cm" svg:y2="3.75cm"><text:p/></draw:line><draw:line text:anchor-type="paragraph" draw:z-index="23" draw:name="Фигура8" draw:style-name="gr11" draw:text-style-name="P1" svg:x1="3.323cm" svg:y1="4.544cm" svg:x2="1.901cm" svg:y2="4.544cm"><text:p/></draw:line><draw:line text:anchor-type="paragraph" draw:z-index="24" draw:name="Фигура8" draw:style-name="gr11" draw:text-style-name="P6" svg:x1="7.195cm" svg:y1="4.505cm" svg:x2="5.539cm" svg:y2="4.51cm"><text:p/></draw:line><draw:line text:anchor-type="paragraph" draw:z-index="25" draw:name="Фигура9" draw:style-name="gr12" draw:text-style-name="P1" svg:x1="1.901cm" svg:y1="4.544cm" svg:x2="1.901cm" svg:y2="5.899cm"><text:p/></draw:line><draw:line text:anchor-type="paragraph" draw:z-index="26" draw:name="Фигура10" draw:style-name="gr11" draw:text-style-name="P1" svg:x1="0.808cm" svg:y1="6.66cm" svg:x2="-0.116cm" svg:y2="6.66cm"><text:p/></draw:line><draw:line text:anchor-type="paragraph" draw:z-index="27" draw:name="Фигура10" draw:style-name="gr11" draw:text-style-name="P1" svg:x1="0.808cm" svg:y1="6.66cm" svg:x2="-0.116cm" svg:y2="6.66cm"><text:p/></draw:line><draw:line text:anchor-type="paragraph" draw:z-index="28" draw:name="Фигура10" draw:style-name="gr11" draw:text-style-name="P1" svg:x1="3.947cm" svg:y1="6.66cm" svg:x2="3.023cm" svg:y2="6.66cm"><text:p/></draw:line><draw:line text:anchor-type="paragraph" draw:z-index="29" draw:name="Фигура9" draw:style-name="gr12" draw:text-style-name="P1" svg:x1="-0.116cm" svg:y1="6.66cm" svg:x2="-0.116cm" svg:y2="8.221cm"><text:p/></draw:line><draw:line text:anchor-type="paragraph" draw:z-index="30" draw:name="Фигура11" draw:style-name="gr11" draw:text-style-name="P1" svg:x1="11.625cm" svg:y1="6.528cm" svg:x2="10.5cm" svg:y2="6.528cm"><text:p/></draw:line><draw:line text:anchor-type="paragraph" draw:z-index="31" draw:name="Фигура11" draw:style-name="gr11" draw:text-style-name="P1" svg:x1="11.625cm" svg:y1="6.528cm" svg:x2="10.5cm" svg:y2="6.528cm"><text:p/></draw:line><draw:line text:anchor-type="paragraph" draw:z-index="32" draw:name="Фигура11" draw:style-name="gr11" draw:text-style-name="P1" svg:x1="15.527cm" svg:y1="6.528cm" svg:x2="13.841cm" svg:y2="6.528cm"><text:p/></draw:line><draw:line text:anchor-type="paragraph" draw:z-index="33" draw:name="Фигура12" draw:style-name="gr12" draw:text-style-name="P1" svg:x1="10.5cm" svg:y1="6.528cm" svg:x2="10.567cm" svg:y2="8.181cm"><text:p/></draw:line><draw:line text:anchor-type="paragraph" draw:z-index="34" draw:name="Фигура13" draw:style-name="gr11" draw:text-style-name="P1" svg:x1="14.372cm" svg:y1="8.71cm" svg:x2="13.543cm" svg:y2="8.71cm"><text:p/></draw:line><draw:line text:anchor-type="paragraph" draw:z-index="35" draw:name="Фигура13" draw:style-name="gr11" draw:text-style-name="P1" svg:x1="17.267cm" svg:y1="8.678cm" svg:x2="16.588cm" svg:y2="8.678cm"><text:p/></draw:line><draw:line text:anchor-type="paragraph" draw:z-index="36" draw:name="Фигура14" draw:style-name="gr12" draw:text-style-name="P1" svg:x1="8.205cm" svg:y1="16.933cm" svg:x2="8.2cm" svg:y2="17.501cm"><text:p/></draw:line><draw:line text:anchor-type="paragraph" draw:z-index="37" draw:name="Фигура15" draw:style-name="gr11" draw:text-style-name="P1" svg:x1="-0.116cm" svg:y1="9.103cm" svg:x2="-0.116cm" svg:y2="16.933cm"><text:p/></draw:line><draw:line text:anchor-type="paragraph" draw:z-index="38" draw:name="Фигура16" draw:style-name="gr11" draw:text-style-name="P1" svg:x1="-0.116cm" svg:y1="16.933cm" svg:x2="8.201cm" svg:y2="16.933cm"><text:p/></draw:line><draw:line text:anchor-type="paragraph" draw:z-index="39" draw:name="Фигура15" draw:style-name="gr11" draw:text-style-name="P1" svg:x1="3.958cm" svg:y1="9.103cm" svg:x2="4.059cm" svg:y2="16.933cm"><text:p/></draw:line><draw:line text:anchor-type="paragraph" draw:z-index="40" draw:name="Фигура15" draw:style-name="gr11" draw:text-style-name="P1" svg:x1="7.094cm" svg:y1="9.105cm" svg:x2="7.177cm" svg:y2="16.933cm"><text:p/></draw:line><draw:line text:anchor-type="paragraph" draw:z-index="41" draw:name="Фигура15" draw:style-name="gr11" draw:text-style-name="P1" svg:x1="17.261cm" svg:y1="10.802cm" svg:x2="17.266cm" svg:y2="16.933cm"><text:p/></draw:line><draw:line text:anchor-type="paragraph" draw:z-index="42" draw:name="Фигура15" draw:style-name="gr11" draw:text-style-name="P1" svg:x1="13.494cm" svg:y1="12.663cm" svg:x2="13.54cm" svg:y2="16.933cm"><text:p/></draw:line><draw:line text:anchor-type="paragraph" draw:z-index="43" draw:name="Фигура15" draw:style-name="gr11" draw:text-style-name="P1" svg:x1="10.537cm" svg:y1="14.455cm" svg:x2="10.576cm" svg:y2="16.933cm"><text:p/></draw:line><draw:frame text:anchor-type="paragraph" draw:z-index="44" draw:name="Фигура19" draw:style-name="gr13" draw:text-style-name="P7" svg:width="2.169cm" svg:height="0.562cm" svg:x="6.274cm" svg:y="2.427cm"><draw:text-box><text:p>Да</text:p></draw:text-box></draw:frame><draw:frame text:anchor-type="paragraph" draw:z-index="45" draw:name="Фигура19" draw:style-name="gr13" draw:text-style-name="P7" svg:width="2.169cm" svg:height="0.562cm" svg:x="2.508cm" svg:y="3.983cm"><draw:text-box><text:p>Да</text:p></draw:text-box></draw:frame><draw:frame text:anchor-type="paragraph" draw:z-index="46" draw:name="Фигура19" draw:style-name="gr13" draw:text-style-name="P7" svg:width="2.169cm" svg:height="0.562cm" svg:x="0.173cm" svg:y="6.1cm"><draw:text-box><text:p>Да</text:p></draw:text-box></draw:frame><draw:frame text:anchor-type="paragraph" draw:z-index="47" draw:name="Фигура19" draw:style-name="gr13" draw:text-style-name="P7" svg:width="2.169cm" svg:height="0.562cm" svg:x="11.132cm" svg:y="5.967cm"><draw:text-box><text:p>Да</text:p></draw:text-box></draw:frame><draw:frame text:anchor-type="paragraph" draw:z-index="48" draw:name="Фигура19" draw:style-name="gr13" draw:text-style-name="P7" svg:width="2.169cm" svg:height="0.562cm" svg:x="13.723cm" svg:y="8.149cm"><draw:text-box><text:p>Да</text:p></draw:text-box></draw:frame><draw:frame text:anchor-type="paragraph" draw:z-index="49" draw:name="Фигура19" draw:style-name="gr13" draw:text-style-name="P7" svg:width="2.169cm" svg:height="0.562cm" svg:x="9.724cm" svg:y="2.36cm"><draw:text-box><text:p>Нет</text:p></draw:text-box></draw:frame><draw:frame text:anchor-type="paragraph" draw:z-index="50" draw:name="Фигура19" draw:style-name="gr13" draw:text-style-name="P7" svg:width="2.169cm" svg:height="0.562cm" svg:x="13.841cm" svg:y="5.967cm"><draw:text-box><text:p>Нет</text:p></draw:text-box></draw:frame><draw:frame text:anchor-type="paragraph" draw:z-index="51" draw:name="Фигура19" draw:style-name="gr13" draw:text-style-name="P7" svg:width="2.169cm" svg:height="0.562cm" svg:x="16.588cm" svg:y="8.117cm"><draw:text-box><text:p>Нет</text:p></draw:text-box></draw:frame><draw:frame text:anchor-type="paragraph" draw:z-index="52" draw:name="Фигура19" draw:style-name="gr13" draw:text-style-name="P7" svg:width="2.169cm" svg:height="0.562cm" svg:x="3.023cm" svg:y="6.1cm"><draw:text-box><text:p>Нет</text:p></draw:text-box></draw:frame><draw:frame text:anchor-type="paragraph" draw:z-index="53" draw:name="Фигура19" draw:style-name="gr13" draw:text-style-name="P7" svg:width="2.169cm" svg:height="0.562cm" svg:x="5.539cm" svg:y="3.944cm"><draw:text-box><text:p>Нет</text:p></draw:text-box></draw:frame><draw:line text:anchor-type="paragraph" draw:z-index="54" draw:name="Фигура18" draw:style-name="gr11" draw:text-style-name="P1" svg:x1="3.948cm" svg:y1="6.66cm" svg:x2="3.967cm" svg:y2="8.188cm"><text:p/></draw:line><draw:line text:anchor-type="paragraph" draw:z-index="55" draw:name="Фигура18" draw:style-name="gr11" draw:text-style-name="P1" svg:x1="7.176cm" svg:y1="4.505cm" svg:x2="7.195cm" svg:y2="6.033cm"><text:p/></draw:line><draw:line text:anchor-type="paragraph" draw:z-index="56" draw:name="Фигура18" draw:style-name="gr11" draw:text-style-name="P1" svg:x1="12.658cm" svg:y1="2.921cm" svg:x2="12.658cm" svg:y2="4.08cm"><text:p/></draw:line><draw:line text:anchor-type="paragraph" draw:z-index="57" draw:name="Фигура18" draw:style-name="gr11" draw:text-style-name="P1" svg:x1="15.508cm" svg:y1="6.528cm" svg:x2="15.503cm" svg:y2="7.918cm"><text:p/></draw:line><draw:line text:anchor-type="paragraph" draw:z-index="58" draw:name="Фигура18" draw:style-name="gr11" draw:text-style-name="P1" svg:x1="17.267cm" svg:y1="8.678cm" svg:x2="17.267cm" svg:y2="9.953cm"><text:p/></draw:line><draw:line text:anchor-type="paragraph" draw:z-index="59" draw:name="Фигура18" draw:style-name="gr11" draw:text-style-name="P1" svg:x1="10.58cm" svg:y1="9.008cm" svg:x2="10.599cm" svg:y2="10.008cm"><text:p/></draw:line><draw:line text:anchor-type="paragraph" draw:z-index="60" draw:name="Фигура18" draw:style-name="gr11" draw:text-style-name="P1" svg:x1="10.615cm" svg:y1="10.836cm" svg:x2="10.634cm" svg:y2="11.836cm"><text:p/></draw:line><draw:line text:anchor-type="paragraph" draw:z-index="61" draw:name="Фигура18" draw:style-name="gr11" draw:text-style-name="P1" svg:x1="10.56cm" svg:y1="12.573cm" svg:x2="10.579cm" svg:y2="13.573cm"><text:p/></draw:line><draw:line text:anchor-type="paragraph" draw:z-index="62" draw:name="Фигура20" draw:style-name="gr11" draw:text-style-name="P1" svg:x1="13.527cm" svg:y1="10.836cm" svg:x2="13.527cm" svg:y2="11.792cm"><text:p/></draw:line><draw:line text:anchor-type="paragraph" draw:z-index="63" draw:name="Фигура12" draw:style-name="gr12" draw:text-style-name="P1" svg:x1="13.543cm" svg:y1="8.71cm" svg:x2="13.543cm" svg:y2="10.008cm"><text:p/></draw:line><draw:line text:anchor-type="paragraph" draw:z-index="64" draw:name="Фигура21" draw:style-name="gr11" draw:text-style-name="P1" svg:x1="12.716cm" svg:y1="4.907cm" svg:x2="12.716cm" svg:y2="5.801cm"><text:p/></draw:line><draw:line text:anchor-type="paragraph" draw:z-index="65" draw:name="Фигура18" draw:style-name="gr11" draw:text-style-name="P1" svg:x1="7.108cm" svg:y1="6.992cm" svg:x2="7.127cm" svg:y2="8.223cm"><text:p/></draw:line><draw:line text:anchor-type="paragraph" draw:z-index="66" draw:name="Фигура22" draw:style-name="gr11" draw:text-style-name="P1" svg:x1="8.354cm" svg:y1="-0.337cm" svg:x2="8.354cm" svg:y2="0.418cm"><text:p/></draw:line><draw:line text:anchor-type="paragraph" draw:z-index="67" draw:name="Фигура5" draw:style-name="gr11" draw:text-style-name="P1" svg:x1="8.3cm" svg:y1="1.459cm" svg:x2="8.274cm" svg:y2="2.322cm"><text:p/></draw:line><draw:line text:anchor-type="paragraph" draw:z-index="68" draw:name="Фигура23" draw:style-name="gr11" draw:text-style-name="P1" svg:x1="8.327cm" svg:y1="1.3cm" svg:x2="8.327cm" svg:y2="2.163cm"><text:p/></draw:line><draw:line text:anchor-type="paragraph" draw:z-index="69" draw:name="Фигура17" draw:style-name="gr14" draw:text-style-name="P1" svg:x1="17.266cm" svg:y1="16.933cm" svg:x2="8.2cm" svg:y2="16.93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1:10:34.044000000</meta:creation-date>
    <dc:date>2018-12-09T14:56:33.220000000</dc:date>
    <meta:editing-duration>PT1H41M37S</meta:editing-duration>
    <meta:editing-cycles>11</meta:editing-cycles>
    <meta:generator>LibreOffice/6.1.1.2$Windows_x86 LibreOffice_project/5d19a1bfa650b796764388cd8b33a5af1f5baa1b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